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questDataBinder.addBindValues( MutablePropertyValues mpvs ,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questDataBinder.ServletRequestDataBinder( @ Nullable Object target , String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DataBinder.bind( Servlet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letRequestDataBinder.closeNoC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RequestDataBinder.ServletRequestDataBinder( @ Nullable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